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rsid="00014f0f" officeooo:paragraph-rsid="00014f0f"/>
    </style:style>
    <style:style style:name="P2" style:family="paragraph" style:parent-style-name="Text_20_body">
      <style:text-properties fo:language="pl" fo:country="PL" officeooo:rsid="00019eb1" officeooo:paragraph-rsid="00019eb1"/>
    </style:style>
    <style:style style:name="P3" style:family="paragraph" style:parent-style-name="Text_20_body">
      <style:text-properties fo:language="pl" fo:country="PL" officeooo:paragraph-rsid="00019eb1"/>
    </style:style>
    <style:style style:name="P4" style:family="paragraph" style:parent-style-name="Text_20_body">
      <style:text-properties fo:language="pl" fo:country="PL" officeooo:rsid="00035117" officeooo:paragraph-rsid="00035117"/>
    </style:style>
    <style:style style:name="P5" style:family="paragraph" style:parent-style-name="Text_20_body">
      <style:text-properties fo:language="pl" fo:country="PL" officeooo:rsid="00035117" officeooo:paragraph-rsid="0006ce7c"/>
    </style:style>
    <style:style style:name="P6" style:family="paragraph" style:parent-style-name="Text_20_body">
      <style:text-properties fo:language="pl" fo:country="PL" officeooo:rsid="0004f78e" officeooo:paragraph-rsid="0004f78e"/>
    </style:style>
    <style:style style:name="P7" style:family="paragraph" style:parent-style-name="Heading_20_1">
      <style:text-properties fo:language="pl" fo:country="PL"/>
    </style:style>
    <style:style style:name="P8" style:family="paragraph" style:parent-style-name="Heading_20_2">
      <style:text-properties fo:language="pl" fo:country="PL"/>
    </style:style>
    <style:style style:name="P9" style:family="paragraph" style:parent-style-name="Heading_20_2">
      <style:text-properties fo:language="pl" fo:country="PL" officeooo:rsid="00014f0f" officeooo:paragraph-rsid="00014f0f"/>
    </style:style>
    <style:style style:name="P10" style:family="paragraph" style:parent-style-name="Heading_20_2">
      <style:text-properties fo:language="pl" fo:country="PL" officeooo:rsid="00019eb1" officeooo:paragraph-rsid="00019eb1"/>
    </style:style>
    <style:style style:name="P11" style:family="paragraph" style:parent-style-name="Heading_20_2">
      <style:text-properties fo:language="pl" fo:country="PL" officeooo:paragraph-rsid="00014f0f"/>
    </style:style>
    <style:style style:name="T1" style:family="text">
      <style:text-properties officeooo:rsid="00014f0f"/>
    </style:style>
    <style:style style:name="T2" style:family="text">
      <style:text-properties officeooo:rsid="00019eb1"/>
    </style:style>
    <style:style style:name="T3" style:family="text">
      <style:text-properties fo:language="pl" fo:country="PL" officeooo:rsid="00014f0f"/>
    </style:style>
    <style:style style:name="T4" style:family="text">
      <style:text-properties officeooo:rsid="0004f78e"/>
    </style:style>
    <style:style style:name="T5" style:family="text">
      <style:text-properties officeooo:rsid="0006ce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Networking.</text:h>
      <text:p text:style-name="P1">Networking jest uniwersalnym modułem, który może być użyty zarówno na serwerze jak I w aplikacji klienckiej.</text:p>
      <text:h text:style-name="P11" text:outline-level="2"><text:span text:style-name="T1">Listener.</text:span></text:h>
      <text:p text:style-name="P2">Funkcja jest przeznaczona dla aplikacji serwerowej. Otwiera konkretny port podany jak argument funkcji. Port jest przeznaczony do nasłuchu dla nowych połączeń od klientów.</text:p>
      <text:h text:style-name="P10" text:outline-level="2">Connect</text:h>
      <text:p text:style-name="P3"><text:span text:style-name="T2">Funkcja nawiązuje połączenie z aplikacją serwerową działającą pod podanym przez argument adresem i na podanym przez argument porcie.</text:span></text:p>
      <text:h text:style-name="P9" text:outline-level="2">Read</text:h>
      <text:p text:style-name="P4"><text:span text:style-name="T1">F</text:span>unkcja zwraca String z otrzymaną wiadomością od połączonego hosta (bez względu na to czy to klient czy serwer). </text:p>
      <text:h text:style-name="P9" text:outline-level="2">Send</text:h>
      <text:p text:style-name="P4"><text:span text:style-name="T1">F</text:span>unkcja wysyła otrzymanego w argumencie Stringa do połączonego hosta.</text:p>
      <text:h text:style-name="P7" text:outline-level="1">User.</text:h>
      <text:p text:style-name="P5">Klasa reprezentująca rozmówcę. <text:span text:style-name="T4">Przechowuje ID użytkownika, jego imię oraz zapis pojedynczych wiadomości w formie Listy Stringów. Klasa komunikuje się z oknem Chatu.</text:span></text:p>
      <text:h text:style-name="P8" text:outline-level="2"><text:span text:style-name="T5">Display</text:span>Recevied<text:span text:style-name="T5">Message</text:span></text:h>
      <text:p text:style-name="P6">Funkcja wyświetla w oknie chatu otrzymaną wiadomość wraz z czasem jej otrzymania. <text:span text:style-name="T5">Wiadomość jest dodawana do Listy wiadomości I wyświetlana w oknie Listy wiadomości.</text:span></text:p>
      <text:h text:style-name="P8" text:outline-level="2">Wr<text:span text:style-name="T5">ittenByUser</text:span></text:h>
      <text:p text:style-name="P6">W momencie wpisania wiadomości przez użytkownika funkcja zwraca String <text:span text:style-name="T5">z wpisanym komunikatem. Wiadomość dokładana jest do Listy wiadomości wraz z czasem wysłania oraz wyświetlana w oknie Listy wiadomości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15T21:20:39.598000000</dc:date>
    <meta:editing-duration>PT1M42S</meta:editing-duration>
    <meta:editing-cycles>1</meta:editing-cycles>
    <meta:document-statistic meta:table-count="0" meta:image-count="0" meta:object-count="0" meta:page-count="1" meta:paragraph-count="16" meta:word-count="174" meta:character-count="1238" meta:non-whitespace-character-count="1071"/>
  </office:meta>
</office:document-meta>
</file>